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1743in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d0b2c" officeooo:paragraph-rsid="001d0b2c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4" style:family="paragraph" style:parent-style-name="Table_20_Contents" style:list-style-name="L1"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2">
      <style:text-properties style:font-name="Liberation Mono" fo:font-size="10pt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3">
      <style:text-properties style:font-name="Liberation Mono" fo:font-size="10pt" style:font-name-asian="Courier New" style:font-size-asian="10pt" style:font-name-complex="Liberation Mono" style:font-size-complex="10pt"/>
    </style:style>
    <style:style style:name="T1" style:family="text">
      <style:text-properties officeooo:rsid="001eafc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2">17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1">Edit Password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>None</text:p>
          </table:table-cell>
        </table:table-row>
        <table:table-row table:style-name="Table1.4"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1">Needed</text:p>
          </table:table-cell>
        </table:table-row>
        <table:table-row table:style-name="Table1.4"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1">World <text:span text:style-name="T1">S</text:span>ettings <text:span text:style-name="T1">P</text:span>opup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1">The DM can edit the password needed to connect to the Co-DM server</text:p>
            <text:p text:style-name="P1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1">DM clicking the edit password button in settings</text:p>
            <text:p text:style-name="P1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<text:span text:style-name="T1"><text:s text:c="3"/>1. </text:span>DM</text:p>
            <text:p text:style-name="P1"/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1242277397551425855" text:style-name="L1">
              <text:list-item>
                <text:p text:style-name="P4">New password</text:p>
                <text:p text:style-name="P4"/>
              </text:list-item>
            </text:list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3396017816490520828" text:style-name="L2">
              <text:list-item>
                <text:p text:style-name="P5">New password is needed to connect to Co-DM server</text:p>
              </text:list-item>
              <text:list-item>
                <text:p text:style-name="P5">Old password can no longer be used</text:p>
                <text:p text:style-name="P5"/>
              </text:list-item>
            </text:list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list xml:id="list464945485441546303" text:style-name="L3">
              <text:list-item>
                <text:p text:style-name="P6">DM wants to edit the current password of the server</text:p>
              </text:list-item>
              <text:list-item>
                <text:p text:style-name="P6">DM clicks edit password button</text:p>
              </text:list-item>
              <text:list-item>
                <text:p text:style-name="P6">DM enters password into text field</text:p>
              </text:list-item>
              <text:list-item>
                <text:p text:style-name="P6">DM confirms new password</text:p>
              </text:list-item>
              <text:list-item>
                <text:p text:style-name="P6">Server now has a new password to be used to connect</text:p>
                <text:p text:style-name="P6"/>
              </text:list-item>
            </text:list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">N/A</text:p>
            <text:p text:style-name="P1"/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8:58:10.803000000</dc:date>
    <meta:editing-duration>PT46M27S</meta:editing-duration>
    <meta:editing-cycles>12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9" meta:word-count="112" meta:character-count="579" meta:non-whitespace-character-count="501"/>
  </office:meta>
</office:document-meta>
</file>